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54pt" officeooo:rsid="001ab14a" officeooo:paragraph-rsid="001ab14a" style:font-size-asian="47.25pt" style:font-size-complex="54pt"/>
    </style:style>
    <style:style style:name="P2" style:family="paragraph" style:parent-style-name="Standard">
      <style:text-properties fo:font-size="32pt" officeooo:rsid="001ab14a" officeooo:paragraph-rsid="001ab14a" style:font-size-asian="28pt" style:font-size-complex="32pt"/>
    </style:style>
    <style:style style:name="P3" style:family="paragraph" style:parent-style-name="Standard">
      <style:text-properties fo:font-size="26pt" officeooo:rsid="001ab14a" officeooo:paragraph-rsid="001ab14a" style:font-size-asian="26pt" style:font-size-complex="26pt"/>
    </style:style>
    <style:style style:name="P4" style:family="paragraph" style:parent-style-name="Standard">
      <style:text-properties fo:font-size="26pt" style:text-underline-style="solid" style:text-underline-width="auto" style:text-underline-color="font-color" officeooo:rsid="001b9f13" officeooo:paragraph-rsid="001b9f13" style:font-size-asian="26pt" style:font-size-complex="26pt"/>
    </style:style>
    <style:style style:name="P5" style:family="paragraph" style:parent-style-name="Standard">
      <style:text-properties fo:font-size="26pt" style:text-underline-style="solid" style:text-underline-width="auto" style:text-underline-color="font-color" fo:font-weight="normal" officeooo:rsid="001b9f13" officeooo:paragraph-rsid="001b9f13" style:font-size-asian="26pt" style:font-weight-asian="normal" style:font-size-complex="26pt" style:font-weight-complex="normal"/>
    </style:style>
    <style:style style:name="P6" style:family="paragraph" style:parent-style-name="Standard">
      <style:text-properties fo:font-size="26pt" fo:font-style="italic" style:text-underline-style="solid" style:text-underline-width="auto" style:text-underline-color="font-color" fo:font-weight="bold" officeooo:rsid="001b9f13" officeooo:paragraph-rsid="001b9f13" style:font-size-asian="26pt" style:font-style-asian="italic" style:font-weight-asian="bold" style:font-size-complex="26pt" style:font-style-complex="italic" style:font-weight-complex="bold"/>
    </style:style>
    <style:style style:name="P7" style:family="paragraph" style:parent-style-name="Standard">
      <style:text-properties fo:font-size="16pt" style:text-underline-style="none" officeooo:rsid="001b9f13" officeooo:paragraph-rsid="001b9f13" style:font-size-asian="16pt" style:font-size-complex="16pt"/>
    </style:style>
    <style:style style:name="P8" style:family="paragraph" style:parent-style-name="Standard">
      <style:text-properties fo:font-size="16pt" style:text-underline-style="none" officeooo:rsid="001b9f13" officeooo:paragraph-rsid="001b9f13" style:font-size-asian="14pt" style:font-size-complex="16pt"/>
    </style:style>
    <style:style style:name="P9" style:family="paragraph" style:parent-style-name="Standard">
      <style:text-properties fo:font-size="16pt" style:text-underline-style="none" officeooo:rsid="001d08ae" officeooo:paragraph-rsid="001d08ae" style:font-size-asian="14pt" style:font-size-complex="16pt"/>
    </style:style>
    <style:style style:name="P10" style:family="paragraph" style:parent-style-name="Standard">
      <style:text-properties fo:font-size="16pt" style:text-underline-style="none" officeooo:rsid="001d470b" officeooo:paragraph-rsid="001d470b" style:font-size-asian="14pt" style:font-size-complex="16pt"/>
    </style:style>
    <style:style style:name="P11" style:family="paragraph" style:parent-style-name="Standard">
      <style:text-properties fo:font-size="16pt" style:text-underline-style="none" fo:font-weight="normal" officeooo:rsid="001b9f13" officeooo:paragraph-rsid="001b9f13" style:font-size-asian="16pt" style:font-weight-asian="normal" style:font-size-complex="16pt" style:font-weight-complex="normal"/>
    </style:style>
    <style:style style:name="P12" style:family="paragraph" style:parent-style-name="Standard">
      <style:text-properties fo:font-size="16pt" style:text-underline-style="none" fo:font-weight="normal" officeooo:rsid="001d470b" officeooo:paragraph-rsid="001d470b" style:font-size-asian="16pt" style:font-weight-asian="normal" style:font-size-complex="16pt" style:font-weight-complex="normal"/>
    </style:style>
    <style:style style:name="P13" style:family="paragraph" style:parent-style-name="Standard">
      <style:text-properties fo:font-size="16pt" fo:font-style="normal" style:text-underline-style="none" fo:font-weight="normal" officeooo:rsid="001d470b" officeooo:paragraph-rsid="001d470b" style:font-size-asian="14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>
      <style:text-properties fo:font-size="16pt" fo:font-style="normal" style:text-underline-style="none" fo:font-weight="normal" officeooo:rsid="001d470b" officeooo:paragraph-rsid="001d470b" style:font-size-asian="14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>
      <style:text-properties fo:font-size="16pt" style:text-underline-style="none" officeooo:rsid="001b9f13" officeooo:paragraph-rsid="001b9f13" style:font-size-asian="16pt" style:font-size-complex="16pt"/>
    </style:style>
    <style:style style:name="P16" style:family="paragraph" style:parent-style-name="Standard">
      <style:text-properties fo:font-size="16pt" style:text-underline-style="none" officeooo:rsid="001d08ae" officeooo:paragraph-rsid="001b9f13" style:font-size-asian="14pt" style:font-size-complex="16pt"/>
    </style:style>
    <style:style style:name="P17" style:family="paragraph" style:parent-style-name="Standard">
      <style:text-properties fo:font-size="16pt" style:text-underline-style="none" officeooo:rsid="001da4c1" officeooo:paragraph-rsid="001da4c1" style:font-size-asian="14pt" style:font-size-complex="16pt"/>
    </style:style>
    <style:style style:name="P18" style:family="paragraph" style:parent-style-name="Standard">
      <style:text-properties fo:font-size="16pt" style:text-underline-style="none" officeooo:rsid="001b9f13" officeooo:paragraph-rsid="001b9f13" style:font-size-asian="14pt" style:font-size-complex="16pt"/>
    </style:style>
    <style:style style:name="P19" style:family="paragraph" style:parent-style-name="Standard">
      <style:text-properties fo:font-size="16pt" style:text-underline-style="none" fo:font-weight="normal" officeooo:rsid="001d470b" officeooo:paragraph-rsid="001d470b" style:font-size-asian="16pt" style:font-weight-asian="normal" style:font-size-complex="16pt" style:font-weight-complex="normal"/>
    </style:style>
    <style:style style:name="P20" style:family="paragraph" style:parent-style-name="Standard">
      <style:text-properties fo:font-size="26pt" style:text-underline-style="solid" style:text-underline-width="auto" style:text-underline-color="font-color" fo:font-weight="bold" officeooo:rsid="001b9f13" officeooo:paragraph-rsid="001b9f13" style:font-size-asian="26pt" style:font-weight-asian="bold" style:font-size-complex="26pt" style:font-weight-complex="bold"/>
    </style:style>
    <style:style style:name="T1" style:family="text">
      <style:text-properties officeooo:rsid="001d08ae"/>
    </style:style>
    <style:style style:name="T2" style:family="text">
      <style:text-properties officeooo:rsid="001da4c1"/>
    </style:style>
    <style:style style:name="T3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Práctica <text:span text:style-name="T2">4</text:span>:</text:p>
      <text:p text:style-name="P1"/>
      <text:p text:style-name="P1">Programación en</text:p>
      <text:p text:style-name="P1">MATLAB/OCTAVE</text:p>
      <text:p text:style-name="P1"/>
      <text:p text:style-name="P1"/>
      <text:p text:style-name="P1"/>
      <text:p text:style-name="P1"/>
      <text:p text:style-name="P2">Juan Jesús Carmona Tejero</text:p>
      <text:p text:style-name="P2"/>
      <text:p text:style-name="P3">Todos realizados menos el ejercicio 10 <text:span text:style-name="T2">y 11</text:span></text:p>
      <text:p text:style-name="P3"><text:soft-page-break/></text:p>
      <text:p text:style-name="P6">Ejercicio 1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oft-page-break/>Ejercicio 2</text:p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oft-page-break/>Ejercicio 3</text:p>
      <text:p text:style-name="P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6">Ejercicio 4</text:p>
      <text:p text:style-name="P8"/>
      <text:p text:style-name="P8"/>
      <text:p text:style-name="P8"/>
      <text:p text:style-name="P8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8"/>
      <text:p text:style-name="P6">Ejercicio 5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20"><text:span text:style-name="T3">Ejercicio 6</text:span></text:p>
      <text:p text:style-name="P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8"/>
      <text:p text:style-name="P8"/>
      <text:p text:style-name="P8"/>
      <text:p text:style-name="P6">Ejercicio 7</text:p>
      <text:p text:style-name="P13"/>
      <text:p text:style-name="P13"><text:s text:c="4"/></text:p>
      <text:p text:style-name="P13"><text:s text:c="3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/>
      <text:p text:style-name="P8"/>
      <text:p text:style-name="P6"><text:soft-page-break/>Ejercicio 8</text:p>
      <text:p text:style-name="P8"/>
      <text:p text:style-name="P17">clc</text:p>
      <text:p text:style-name="P17"></text:p>
      <text:p text:style-name="P17">A=[1 2 1 0; 2 1 -1 1; 1 3 -1 1];</text:p>
      <text:p text:style-name="P17">V=[0 0 0 0];</text:p>
      <text:p text:style-name="P17"></text:p>
      <text:p text:style-name="P17">disp('Matriz original');</text:p>
      <text:p text:style-name="P17">disp(A);</text:p>
      <text:p text:style-name="P17"></text:p>
      <text:p text:style-name="P17">format rat;</text:p>
      <text:p text:style-name="P17"></text:p>
      <text:p text:style-name="P17">V(1,:)=A(1,:);</text:p>
      <text:p text:style-name="P17">A(1,:)=A(2,:);</text:p>
      <text:p text:style-name="P17">A(2,:)=V(1,:);</text:p>
      <text:p text:style-name="P17">fprintf('El primer pivote: %d\n',A(1,1));</text:p>
      <text:p text:style-name="P17"></text:p>
      <text:p text:style-name="P17">A(2,:)=A(1,:)*(-1/2)+A(2,:);</text:p>
      <text:p text:style-name="P17">A(3,:)=A(1,:)*(-1/2)+A(3,:);</text:p>
      <text:p text:style-name="P17"></text:p>
      <text:p text:style-name="P17">V(1,:)=A(2,:);</text:p>
      <text:p text:style-name="P17">A(2,:)=A(3,:);</text:p>
      <text:p text:style-name="P17">A(3,:)=V(1,:);</text:p>
      <text:p text:style-name="P17"></text:p>
      <text:p text:style-name="P17">fprintf('El segundo pivote: %f\n',A(2,2));</text:p>
      <text:p text:style-name="P17"></text:p>
      <text:p text:style-name="P17">A(3,:)=A(2,:)*(-3)+A(3,:)*5;</text:p>
      <text:p text:style-name="P17"></text:p>
      <text:p text:style-name="P17">A(2,:)=A(2,:)/(5/2);</text:p>
      <text:p text:style-name="P17">A(3,:)=A(3,:)*(1/9);</text:p>
      <text:p text:style-name="P17"></text:p>
      <text:p text:style-name="P17">fprintf('El tercer pivote: %f\n',A(3,3));</text:p>
      <text:p text:style-name="P17"></text:p>
      <text:p text:style-name="P17">A(2,:)=A(2,:)+A(3,:)*(1/5);</text:p>
      <text:p text:style-name="P17">A(1,:)=A(1,:)/2;</text:p>
      <text:p text:style-name="P17">fprintf('Cuarto pivote: %f\n',A(2,2));</text:p>
      <text:p text:style-name="P17">A(1,:)=A(1,:)+A(2,:)*(-1/2);</text:p>
      <text:p text:style-name="P17">fprintf('Quinto pivote: %f\n',A(3,3));</text:p>
      <text:p text:style-name="P17"><text:soft-page-break/>fprintf('Matriz reducida: \n');</text:p>
      <text:p text:style-name="P17">A(1,:)=A(1,:)+A(3,:)*(1/2)</text:p>
      <text:p text:style-name="P10"/>
      <text:p text:style-name="P8"/>
      <text:p text:style-name="P6">Ejercicio 9</text:p>
      <text:p text:style-name="P8"/>
      <text:p text:style-name="P8"/>
      <text:p text:style-name="P8"><text:s text:c="2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1:03:57.614103383</meta:creation-date>
    <dc:date>2015-03-17T12:12:32.836794989</dc:date>
    <meta:editing-duration>PT16M36S</meta:editing-duration>
    <meta:editing-cycles>6</meta:editing-cycles>
    <meta:generator>LibreOffice/4.2.6.3$Linux_X86_64 LibreOffice_project/420m0$Build-3</meta:generator>
    <meta:document-statistic meta:table-count="0" meta:image-count="0" meta:object-count="0" meta:page-count="8" meta:paragraph-count="55" meta:word-count="93" meta:character-count="878" meta:non-whitespace-character-count="780"/>
  </office:meta>
</office:document-meta>
</file>